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크기" calcext:value-type="string">
            <text:p>크기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ABS" calcext:value-type="string">
            <text:p>ABS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젠트" calcext:value-type="string">
            <text:p>아크 탕젠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ATN" calcext:value-type="string">
            <text:p>ATN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BASIS" calcext:value-type="string">
            <text:p>BASIS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COS" calcext:value-type="string">
            <text:p>COS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NOTITIA" calcext:value-type="string">
            <text:p>NOTITIA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숫자" calcext:value-type="string">
            <text:p>숫자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DBL" calcext:value-type="string">
            <text:p>DBL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C" calcext:value-type="string">
            <text:p>C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DÜSTER" calcext:value-type="string">
            <text:p>DÜSTER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CALIGO" calcext:value-type="string">
            <text:p>CALIGO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FINIS" calcext:value-type="string">
            <text:p>FINIS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OPSTO" calcext:value-type="string">
            <text:p>OPSTO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DE" calcext:value-type="string">
            <text:p>DE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WA" calcext:value-type="string">
            <text:p>KW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ENIM" calcext:value-type="string">
            <text:p>ENIM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GOTO" calcext:value-type="string">
            <text:p>GOTO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CAESIM" calcext:value-type="string">
            <text:p>CAESIM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에" calcext:value-type="string">
            <text:p>만약에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SI" calcext:value-type="string">
            <text:p>SI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INT" calcext:value-type="string">
            <text:p>INT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INPUT" calcext:value-type="string">
            <text:p>INPUT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ACHA" calcext:value-type="string">
            <text:p>ACHA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FIAT" calcext:value-type="string">
            <text:p>FIAT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GUS" calcext:value-type="string">
            <text:p>LOGUS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DEINDE" calcext:value-type="string">
            <text:p>DEINDE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SA" calcext:value-type="string">
            <text:p>SA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IN" calcext:value-type="string">
            <text:p>IN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OPTIO" calcext:value-type="string">
            <text:p>OPTIO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PRINT" calcext:value-type="string">
            <text:p>PRINT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RANDOMIZE" calcext:value-type="string">
            <text:p>RANDOMIZE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RAT" calcext:value-type="string">
            <text:p>RAT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EGERE" calcext:value-type="string">
            <text:p>LEGERE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REM" calcext:value-type="string">
            <text:p>REM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RESTITUO" calcext:value-type="string">
            <text:p>RESTITUO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ריוויינד" calcext:value-type="string">
            <text:p>ריוויינד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REDITUS" calcext:value-type="string">
            <text:p>REDITUS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RND" calcext:value-type="string">
            <text:p>RND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SGN" calcext:value-type="string">
            <text:p>SGN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PECCATUM" calcext:value-type="string">
            <text:p>PECCATUM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SQR" calcext:value-type="string">
            <text:p>SQR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GRADUS" calcext:value-type="string">
            <text:p>GRADUS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PROHIBERE" calcext:value-type="string">
            <text:p>PROHIBERE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STRO" calcext:value-type="string">
            <text:p>STRO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TAN" calcext:value-type="string">
            <text:p>TAN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UT" calcext:value-type="string">
            <text:p>UT</text:p>
          </table:table-cell>
          <table:table-cell table:style-name="ce1" table:formula="of:=[$lang_cy.A39]" office:value-type="string" office:string-value="I" calcext:value-type="string">
            <text:p>I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ET NON LINGUAM DEDIT IN ORDER VERSUS. EXIVIT." calcext:value-type="string">
            <text:p>ET NON LINGUAM DEDIT IN ORDER VERSUS. EXIVIT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ORDINATA IAM DEFINED" calcext:value-type="string">
            <text:p>ORDINATA IAM DEFINED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ORDINATA INDEX EXTRA TERMINOS" calcext:value-type="string">
            <text:p>ORDINATA INDEX EXTRA TERMINOS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POTEST OBVIUS DIRECTORY" calcext:value-type="string">
            <text:p>POTEST OBVIUS DIRECTORY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DERFER" calcext:value-type="string">
            <text:p>UINGIZAJI WA DATA UNDERFER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DATA INPUT UNDERFLOW" calcext:value-type="string">
            <text:p>DATA INPUT UNDERFLOW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پڑھتا ہے" calcext:value-type="string">
            <text:p>ڈیٹا انڈر فلو پڑھتا ہے</text:p>
          </table:table-cell>
          <table:table-cell table:style-name="ce2" table:formula="of:=[$lang_la.A46]" office:value-type="string" office:string-value="DATA READ UNDERFLOW" calcext:value-type="string">
            <text:p>DATA READ UNDERFLOW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تم اكتشاف دورة التعريف" calcext:value-type="string">
            <text:p>تم اكتشاف دورة التعريف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DEFINITIO EXOLVUNTUR INVENTA" calcext:value-type="string">
            <text:p>DEFINITIO EXOLVUNTUR INVENTA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ERROR" calcext:value-type="string">
            <text:p>ERROR</text:p>
          </table:table-cell>
          <table:table-cell table:style-name="ce1" table:formula="of:=[$lang_cy.A48]" office:value-type="string" office:string-value="GWALLAU" calcext:value-type="string">
            <text:p>G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NAM VARIABILIS MULTIPLICENTUR DEFINED" calcext:value-type="string">
            <text:p>NAM VARIABILIS MULTIPLICENTUR DEFINED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DIKALIKAN DIDEFINISIKAN" calcext:value-type="string">
            <text:p>DEFINISI FUNGSI DIKALIKAN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FUNCTION DEFINITIONE DEFINITUR" calcext:value-type="string">
            <text:p>FUNCTION DEFINITIONE DEFINITUR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FUNCTION DEFINITIO PARAMETCH MISMATCH" calcext:value-type="string">
            <text:p>FUNCTION DEFINITIO PARAMETCH MISMATCH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GESSECTUS AMCFERO" calcext:value-type="string">
            <text:p>GESSECTUS AMCFERO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3]" office:value-type="string" office:string-value="GESSUB ACERVUS UNDERFLOW" calcext:value-type="string">
            <text:p>GESSUB ACERVUS UNDERFLOW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4]" office:value-type="string" office:string-value="INDEX DE RANGE" calcext:value-type="string">
            <text:p>INDEX DE RANGE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PITTACIUM IAM DEFINED" calcext:value-type="string">
            <text:p>PITTACIUM IAM DEFINED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SINISTRAM / IUS OPERATIONEM MISMATCH" calcext:value-type="string">
            <text:p>SINISTRAM / IUS OPERATIONEM MISMATCH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NEGANS INDEX" calcext:value-type="string">
            <text:p>NEGANS INDEX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2" table:formula="of:=[$lang_la.A58]" office:value-type="string" office:string-value="DEINDE IN PRO LOOP CUM FILUM VARIABILIS" calcext:value-type="string">
            <text:p>DEINDE IN PRO LOOP CUM FILUM VARIABILIS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חוסר התאמה אופרנד" calcext:value-type="string">
            <text:p>חוסר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OPERAND MISMATCH" calcext:value-type="string">
            <text:p>OPERAND MISMATCH</text:p>
          </table:table-cell>
          <table:table-cell table:style-name="ce1" table:formula="of:=[$lang_ur.A59]" office:value-type="string" office:string-value="آپٹینڈ مماثل" calcext:value-type="string">
            <text:p>آپٹینڈ مماثل</text:p>
          </table:table-cell>
          <table:table-cell table:style-name="ce2" table:formula="of:=[$lang_la.A59]" office:value-type="string" office:string-value="OPERAND MISMATCH" calcext:value-type="string">
            <text:p>OPERAND MISMATCH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OPTIO POSTULAT A LINGUA" calcext:value-type="string">
            <text:p>OPTIO POSTULAT A LINGUA</text:p>
          </table:table-cell>
          <table:table-cell table:style-name="ce1" table:formula="of:=[$lang_cy.A60]" office:value-type="string" office:string-value="OPSIWN YN GOFYN AM IAITH" calcext:value-type="string">
            <text:p>OPSIWN YN GOFYN AM IAITH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MATH MATH LOGICA ERROR" calcext:value-type="string">
            <text:p>MATH MATH LOGICA ERROR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'NON APERIRE FILE" calcext:value-type="string">
            <text:p>'NON APERIRE FILE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'NON APERIRE APERIRE FILE AD LECTIO" calcext:value-type="string">
            <text:p>'NON APERIRE APERIRE FILE AD LECTIO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UNDEFINED LABEL" calcext:value-type="string">
            <text:p>UNDEFINED LABEL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NEINSTRUITA OPERACIO" calcext:value-type="string">
            <text:p>NEINSTRUITA OPERACIO</text:p>
          </table:table-cell>
          <table:table-cell table:style-name="ce1" table:formula="of:=[$lang_sw.A66]" office:value-type="string" office:string-value="OPERESHENI ISIYOSABABISHWA" calcext:value-type="string">
            <text:p>OPERESHENI ISIYOSABABISH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UNHARLED OPERATIO" calcext:value-type="string">
            <text:p>UNHARLED OPERATIO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שלא מטופל" calcext:value-type="string">
            <text:p>קוד פעולה ש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UNHARED OPERATIO CODICE" calcext:value-type="string">
            <text:p>UNHARED OPERATIO CODICE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IGNOTUM SI LABEL" calcext:value-type="string">
            <text:p>IGNOTUM SI LABEL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" calcext:value-type="string">
            <text:p>OPERASI MATEMATIKA GANDA YANG TIDAK DIKENAL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DUPLEX DUPLICI MATH OPERANDI" calcext:value-type="string">
            <text:p>DUPLEX DUPLICI MATH OPERANDI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en.A7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ko.A70]" office:value-type="string" office:string-value="인식되지 않은 함수 기능 정의" calcext:value-type="string">
            <text:p>인식되지 않은 함수 기능 정의</text:p>
          </table:table-cell>
          <table:table-cell table:style-name="ce1" table:formula="of:=[$lang_fr.A70]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1" table:formula="of:=[$lang_de.A70]" office:value-type="string" office:string-value="NICHT ERKANNTE FUNKTIONSFUNKTIONSDEFINITION" calcext:value-type="string">
            <text:p>NICHT ERKANNTE FUNKTIONSFUNKTIONSDEFINITION</text:p>
          </table:table-cell>
          <table:table-cell table:style-name="ce1" table:formula="of:=[$lang_zh.A70]" office:value-type="string" office:string-value="无法识别的功能函数定义" calcext:value-type="string">
            <text:p>无法识别的功能函数定义</text:p>
          </table:table-cell>
          <table:table-cell table:style-name="ce1" table:formula="of:=[$lang_es.A70]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1" table:formula="of:=[$lang_ar.A70]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1" table:formula="of:=[$lang_ru.A70]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1" table:formula="of:=[$lang_hi.A70]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1" table:formula="of:=[$lang_bn.A70]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FUNGSI YANG TIDAK DIKENAL" calcext:value-type="string">
            <text:p>DEFINISI FUNGSI FUNGSI YANG TIDAK DIKENAL</text:p>
          </table:table-cell>
          <table:table-cell table:style-name="ce1" table:formula="of:=[$lang_ja.A70]" office:value-type="string" office:string-value="認識されていない関数関数定義" calcext:value-type="string">
            <text:p>認識されていない関数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FUNKCIA DIFINO" calcext:value-type="string">
            <text:p>NE REKONITA FUNKCIA FUNKCIA DIFINO</text:p>
          </table:table-cell>
          <table:table-cell table:style-name="ce1" table:formula="of:=[$lang_sw.A70]" office:value-type="string" office:string-value="UFAFANUZI WA KAZI YA KAZI ISIYOJULIKANA" calcext:value-type="string">
            <text:p>UFAFANUZI WA KAZI YA KAZI ISIYOJULIKANA</text:p>
          </table:table-cell>
          <table:table-cell table:style-name="ce1" table:formula="of:=[$lang_tl.A70]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1" table:formula="of:=[$lang_ur.A70]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[$lang_la.A70]" office:value-type="string" office:string-value="COGNITA MUNUS MUNUS DEFINITIO" calcext:value-type="string">
            <text:p>COGNITA MUNUS MUNUS DEFINITIO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 WOKUSEBENZA" calcext:value-type="string">
            <text:p>UKUCHAZWA OKUNGAZIWA UMSEBENZI WOKUSEBENZA</text:p>
          </table:table-cell>
          <table:table-cell table:style-name="ce1" table:formula="of:=[$lang_yi.A70]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COGNITA GOSOB LABEL" calcext:value-type="string">
            <text:p>COGNITA GOSOB LABEL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KENALI" calcext:value-type="string">
            <text:p>LABEL GOTO YANG TIDAK DIKENAL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COGNITA GATA LABEL" calcext:value-type="string">
            <text:p>COGNITA GATA LABEL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INPUT" calcext:value-type="string">
            <text:p>INPUT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عددی ریاضی کا آپریشن" calcext:value-type="string">
            <text:p>غیر تسلیم شدہ عددی ریاضی کا آپریشن</text:p>
          </table:table-cell>
          <table:table-cell table:style-name="ce2" table:formula="of:=[$lang_la.A74]" office:value-type="string" office:string-value="COGNITA INTEGER MATH OPERANDI" calcext:value-type="string">
            <text:p>COGNITA INTEGER MATH OPERANDI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COGNITA MATH TYPE" calcext:value-type="string">
            <text:p>COGNITA MATH TYPE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ATUIT NEXT VARIABILIS" calcext:value-type="string">
            <text:p>LATUIT NEXT VARIABILIS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COGNITA OP IN PRINT" calcext:value-type="string">
            <text:p>COGNITA OP IN PRINT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COGNITA RATIONALIS MATH OPERANDI" calcext:value-type="string">
            <text:p>COGNITA RATIONALIS MATH OPERANDI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I" calcext:value-type="string">
            <text:p>JENIS VARIABEL YANG TIDAK DIKENALI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 TIPO" calcext:value-type="string">
            <text:p>NE REKONITA VARI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COGNITA VARIABILIS TYPE" calcext:value-type="string">
            <text:p>COGNITA VARIABILIS TYPE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UNSET" calcext:value-type="string">
            <text:p>VARIABEL LINGKUNGAN UNSET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ביטול סביבת הסביבה" calcext:value-type="string">
            <text:p>ביטול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UNSET ENVIRONMENT VARIABILIS" calcext:value-type="string">
            <text:p>UNSET ENVIRONMENT VARIABILIS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VARIABILIS / ORDINATA DEFINITIO MISMATCH" calcext:value-type="string">
            <text:p>VARIABILIS / ORDINATA DEFINITIO MISMATCH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VARIABILIS DEFINED AS ORDINATA" calcext:value-type="string">
            <text:p>VARIABILIS DEFINED AS ORDINATA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VARIABILIS DEFINED UT NONARRAY" calcext:value-type="string">
            <text:p>VARIABILIS DEFINED UT NONARRAY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VARIABILIS HABET VALOREM" calcext:value-type="string">
            <text:p>VARIABILIS HABET VALOREM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VARIABILIS NON EST ORDINATA" calcext:value-type="string">
            <text:p>VARIABILIS NON EST ORDINATA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크기" calcext:value-type="string">
            <text:p>크기</text:p>
          </table:table-cell>
          <table:table-cell table:style-name="ce2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크기&quot;)" office:value-type="string" office:string-value="크기" calcext:value-type="string">
            <text:p>크기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젠트" calcext:value-type="string">
            <text:p>아크 탕젠트</text:p>
          </table:table-cell>
          <table:table-cell table:style-name="ce2" table:formula="of:=IFERROR(__xludf.dummyfunction(&quot;upper(googletranslate(A4,$A$1,&quot;&quot;en&quot;&quot;))&quot;);&quot;ARC TANGENT&quot;)" office:value-type="string" office:string-value="ARC TANGENT" calcext:value-type="string">
            <text:p>ARC TANGEN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젠트&quot;)" office:value-type="string" office:string-value="아크 탕젠트" calcext:value-type="string">
            <text:p>아크 탕젠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숫자" calcext:value-type="string">
            <text:p>숫자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IFERROR(__xludf.dummyfunction(&quot;UPPER(GOOGLETRANSLATE(if(len(D8) &gt; 0, D8, C8),&quot;&quot;en&quot;&quot;,$A$1))&quot;);&quot;숫자&quot;)" office:value-type="string" office:string-value="숫자" calcext:value-type="string">
            <text:p>숫자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에" calcext:value-type="string">
            <text:p>만약에</text:p>
          </table:table-cell>
          <table:table-cell table:style-name="ce2" table:formula="of:=IFERROR(__xludf.dummyfunction(&quot;upper(googletranslate(A16,$A$1,&quot;&quot;en&quot;&quot;))&quot;);&quot;IF THE&quot;)" office:value-type="string" office:string-value="IF THE" calcext:value-type="string">
            <text:p>IF TH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number-columns-repeated="1019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58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upper(googletranslate(A70,$A$1,&quot;&quot;en&quot;&quot;))&quot;);&quot;DEFINITION OF UNNECESSARY FUNCTION FUNCTION&quot;)" office:value-type="string" office:string-value="DEFINITION OF UNNECESSARY FUNCTION FUNCTION" calcext:value-type="string">
            <text:p>DEFINITION OF UNNECESSARY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8" table:formula="of:=IFERROR(__xludf.dummyfunction(&quot;upper(googletranslate(A70,$A$1,&quot;&quot;en&quot;&quot;))&quot;);&quot;DEFINITION OF THE UNRECOGNIZED FUNCTION FUNCTION&quot;)" office:value-type="string" office:string-value="DEFINITION OF THE UNRECOGNIZED FUNCTION FUNCTION" calcext:value-type="string">
            <text:p>DEFINITION OF THE UN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S&quot;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DÜSTER" calcext:value-type="string">
            <text:p>DÜSTER</text:p>
          </table:table-cell>
          <table:table-cell table:style-name="ce8" table:formula="of:=IFERROR(__xludf.dummyfunction(&quot;upper(googletranslate(A10,$A$1,&quot;&quot;en&quot;&quot;))&quot;);&quot;GRIM&quot;)" office:value-type="string" office:string-value="GRIM" calcext:value-type="string">
            <text:p>GR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ÜSTER&quot;)" office:value-type="string" office:string-value="DÜSTER" calcext:value-type="string">
            <text:p>DÜSTER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ERKANNTE FUNKTIONSFUNKTIONSDEFINITION" calcext:value-type="string">
            <text:p>NICHT ERKANNTE FUNKTIONSFUNKTIONSDEFINITION</text:p>
          </table:table-cell>
          <table:table-cell table:style-name="ce8" table:formula="of:=IFERROR(__xludf.dummyfunction(&quot;upper(googletranslate(A70,$A$1,&quot;&quot;en&quot;&quot;))&quot;);&quot;UNSIMINED FUNCTIONAL FUNCTION DEFINITION&quot;)" office:value-type="string" office:string-value="UNSIMINED FUNCTIONAL FUNCTION DEFINITION" calcext:value-type="string">
            <text:p>UNSIMIN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功能函数定义" calcext:value-type="string">
            <text:p>无法识别的功能函数定义</text:p>
          </table:table-cell>
          <table:table-cell table:style-name="ce8" table:formula="of:=IFERROR(__xludf.dummyfunction(&quot;upper(googletranslate(A70,$A$1,&quot;&quot;en&quot;&quot;))&quot;);&quot;UNRECOGNIZABLE FUNCTIONAL DEFINITION&quot;)" office:value-type="string" office:string-value="UNRECOGNIZABLE FUNCTIONAL DEFINITION" calcext:value-type="string">
            <text:p>UNRECOGNIZABLE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8" table:formula="of:=IFERROR(__xludf.dummyfunction(&quot;upper(googletranslate(A70,$A$1,&quot;&quot;en&quot;&quot;))&quot;);&quot;DEFINITION OF NON -RECOGNIZED FUNCTION FUNCTION&quot;)" office:value-type="string" office:string-value="DEFINITION OF NON -RECOGNIZED FUNCTION FUNCTION" calcext:value-type="string">
            <text:p>DEFINITION OF NON -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م اكتشاف دورة التعريف" calcext:value-type="string">
            <text:p>تم اكتشاف دورة التعريف</text:p>
          </table:table-cell>
          <table:table-cell table:style-name="ce8" table:formula="of:=IFERROR(__xludf.dummyfunction(&quot;upper(googletranslate(A47,$A$1,&quot;&quot;en&quot;&quot;))&quot;);&quot;THE DEFINITION COURSE HAS BEEN DISCOVERED&quot;)" office:value-type="string" office:string-value="THE DEFINITION COURSE HAS BEEN DISCOVERED" calcext:value-type="string">
            <text:p>THE DEFINITION COURS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م اكتشاف دورة التعريف&quot;)" office:value-type="string" office:string-value="تم اكتشاف دورة التعريف" calcext:value-type="string">
            <text:p>تم اكتشاف دورة التعريف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8" table:formula="of:=IFERROR(__xludf.dummyfunction(&quot;upper(googletranslate(A56,$A$1,&quot;&quot;en&quot;&quot;))&quot;);&quot;THE LEFT / RIGHT -WING OPERATION IS NOT MATCHING&quot;)" office:value-type="string" office:string-value="THE LEFT / RIGHT -WING OPERATION IS NOT MATCHING" calcext:value-type="string">
            <text:p>THE LEFT / RIGHT -WING OPERATION IS NOT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8" table:formula="of:=IFERROR(__xludf.dummyfunction(&quot;upper(googletranslate(A70,$A$1,&quot;&quot;en&quot;&quot;))&quot;);&quot;DEFINITION OF THE JOB JOB THAT IS NOT RECOGNIZED&quot;)" office:value-type="string" office:string-value="DEFINITION OF THE JOB JOB THAT IS NOT RECOGNIZED" calcext:value-type="string">
            <text:p>DEFINITION OF THE JOB JOB THAT IS NOT RECOGNIZED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وظيفة الوظيفة غير المعترف بها&quot;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التعريف عدم تطابق&quot;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49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8" table:formula="of:=IFERROR(__xludf.dummyfunction(&quot;upper(googletranslate(A70,$A$1,&quot;&quot;en&quot;&quot;))&quot;);&quot;DETERMINATION OF THE FUNCTION OF UNRECOGNIZED FUNCTION&quot;)" office:value-type="string" office:string-value="DETERMINATION OF THE FUNCTION OF UNRECOGNIZED FUNCTION" calcext:value-type="string">
            <text:p>DETERMINATION OF THE FUNC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ОПРЕДЕЛЕНИЕ ФУНКЦИИ НЕРАСПОЗНАННОЙ ФУНКЦИИ&quot;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8" table:formula="of:=IFERROR(__xludf.dummyfunction(&quot;upper(googletranslate(A44,$A$1,&quot;&quot;en&quot;&quot;))&quot;);&quot;CAN'T DO ACCESS DIRECTORY&quot;)" office:value-type="string" office:string-value="CAN'T DO ACCESS DIRECTORY" calcext:value-type="string">
            <text:p>CAN'T D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8" table:formula="of:=IFERROR(__xludf.dummyfunction(&quot;upper(googletranslate(A70,$A$1,&quot;&quot;en&quot;&quot;))&quot;);&quot;UNFAMILIAR FUNCTION FUNCTION DEFINITION&quot;)" office:value-type="string" office:string-value="UNFAMILIAR FUNCTION FUNCTION DEFINITION" calcext:value-type="string">
            <text:p>UNFAMILIAR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style-name="ce8" table:formula="of:=IFERROR(__xludf.dummyfunction(&quot;upper(googletranslate(A75,$A$1,&quot;&quot;en&quot;&quot;))&quot;);&quot;NON -RECOGNIZED MATHEMATICS TYPE&quot;)" office:value-type="string" office:string-value="NON -RECOGNIZED MATHEMATICS TYPE" calcext:value-type="string">
            <text:p>NON -RECOGNIZ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बिना मान्यता प्राप्त गणित प्रकार&quot;)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49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8" table:formula="of:=IFERROR(__xludf.dummyfunction(&quot;upper(googletranslate(A70,$A$1,&quot;&quot;en&quot;&quot;))&quot;);&quot;DEFINITION OF FUNCTION OF THE UNKNOWN FUNCTION&quot;)" office:value-type="string" office:string-value="DEFINITION OF FUNCTION OF THE UNKNOWN FUNCTION" calcext:value-type="string">
            <text:p>DEFINITION OF FUNCTION OF THE UNKNOW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DE" calcext:value-type="string">
            <text:p>DE</text:p>
          </table:table-cell>
          <table:table-cell table:style-name="ce8" table:formula="of:=IFERROR(__xludf.dummyfunction(&quot;upper(googletranslate(A13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DE&quot;)" office:value-type="string" office:string-value="DE" calcext:value-type="string">
            <text:p>DE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DIKALIKAN DIDEFINISIKAN" calcext:value-type="string">
            <text:p>DEFINISI FUNGSI DIKALIKAN DIDEFINISIKAN</text:p>
          </table:table-cell>
          <table:table-cell table:style-name="ce8" table:formula="of:=IFERROR(__xludf.dummyfunction(&quot;upper(googletranslate(A50,$A$1,&quot;&quot;en&quot;&quot;))&quot;);&quot;DEFINITION OF THE MULTIPLIED FUNCTION IS DEFINED&quot;)" office:value-type="string" office:string-value="DEFINITION OF THE MULTIPLIED FUNCTION IS DEFINED" calcext:value-type="string">
            <text:p>DEFINITION OF THE MULTIPLIED FUNC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DIKALIKAN DIDEFINISIKAN&quot;)" office:value-type="string" office:string-value="DEFINISI FUNGSI DIKALIKAN DIDEFINISIKAN" calcext:value-type="string">
            <text:p>DEFINISI FUNGSI DIKALIKAN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" calcext:value-type="string">
            <text:p>OPERASI MATEMATIKA GANDA YANG TIDAK DIKENAL</text:p>
          </table:table-cell>
          <table:table-cell table:style-name="ce8" table:formula="of:=IFERROR(__xludf.dummyfunction(&quot;upper(googletranslate(A69,$A$1,&quot;&quot;en&quot;&quot;))&quot;);&quot;UNKNOWN MATHEMATICAL OPERATION&quot;)" office:value-type="string" office:string-value="UNKNOWN MATHEMATICAL OPERATION" calcext:value-type="string">
            <text:p>UNKNOWN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&quot;)" office:value-type="string" office:string-value="OPERASI MATEMATIKA GANDA YANG TIDAK DIKENAL" calcext:value-type="string">
            <text:p>OPERASI MATEMATIKA GAND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FUNGSI YANG TIDAK DIKENAL" calcext:value-type="string">
            <text:p>DEFINISI FUNGSI FUNGSI YANG TIDAK DIKENAL</text:p>
          </table:table-cell>
          <table:table-cell table:style-name="ce8" table:formula="of:=IFERROR(__xludf.dummyfunction(&quot;upper(googletranslate(A70,$A$1,&quot;&quot;en&quot;&quot;))&quot;);&quot;DEFINITION OF UNKNOWN FUNCTION FUNCTIONS&quot;)" office:value-type="string" office:string-value="DEFINITION OF UNKNOWN FUNCTION FUNCTIONS" calcext:value-type="string">
            <text:p>DEFINITION OF UNKNOWN FUNCTION FUNCTIONS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KENALI" calcext:value-type="string">
            <text:p>LABEL GOTO YANG TIDAK DIKENAL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I" calcext:value-type="string">
            <text:p>JENIS VARIABEL YANG TIDAK DIKENALI</text:p>
          </table:table-cell>
          <table:table-cell table:style-name="ce8" table:formula="of:=IFERROR(__xludf.dummyfunction(&quot;upper(googletranslate(A79,$A$1,&quot;&quot;en&quot;&quot;))&quot;);&quot;TYPES OF VARIABLES THAT ARE NOT RECOGNIZED&quot;)" office:value-type="string" office:string-value="TYPES OF VARIABLES THAT ARE NOT RECOGNIZED" calcext:value-type="string">
            <text:p>TYPES OF VARIABLES THAT AR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I&quot;)" office:value-type="string" office:string-value="JENIS VARIABEL YANG TIDAK DIKENALI" calcext:value-type="string">
            <text:p>JENIS VARIABEL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UNSET" calcext:value-type="string">
            <text:p>VARIABEL LINGKUNGAN UNSET</text:p>
          </table:table-cell>
          <table:table-cell table:style-name="ce8" table:formula="of:=IFERROR(__xludf.dummyfunction(&quot;upper(googletranslate(A80,$A$1,&quot;&quot;en&quot;&quot;))&quot;);&quot;UNSET ENVIRONMENTAL VARIABLE&quot;)" office:value-type="string" office:string-value="UNSET ENVIRONMENTAL VARIABLE" calcext:value-type="string">
            <text:p>UNSET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UNSET&quot;)" office:value-type="string" office:string-value="VARIABEL LINGKUNGAN UNSET" calcext:value-type="string">
            <text:p>VARIABEL LINGKUNGAN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ます&quot;)" office:value-type="string" office:string-value="データはアンダーフローを読みます" calcext:value-type="string">
            <text:p>データはアンダーフローを読み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関数定義" calcext:value-type="string">
            <text:p>認識されていない関数関数定義</text:p>
          </table:table-cell>
          <table:table-cell table:style-name="ce8" table:formula="of:=IFERROR(__xludf.dummyfunction(&quot;upper(googletranslate(A70,$A$1,&quot;&quot;en&quot;&quot;))&quot;);&quot;UNRELATED FUNCTIONAL FUNCTION DEFINITION&quot;)" office:value-type="string" office:string-value="UNRELATED FUNCTIONAL FUNCTION DEFINITION" calcext:value-type="string">
            <text:p>UNRELAT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חוסר התאמה אופרנד" calcext:value-type="string">
            <text:p>חוסר התאמה אופרנד</text:p>
          </table:table-cell>
          <table:table-cell table:style-name="ce8" table:formula="of:=IFERROR(__xludf.dummyfunction(&quot;upper(googletranslate(A59,$A$1,&quot;&quot;en&quot;&quot;))&quot;);&quot;OPERAND'S LACK OF MATCH&quot;)" office:value-type="string" office:string-value="OPERAND'S LACK OF MATCH" calcext:value-type="string">
            <text:p>OPERAND'S LACK OF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שלא מטופל" calcext:value-type="string">
            <text:p>קוד פעולה ש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שלא מטופל&quot;)" office:value-type="string" office:string-value="קוד פעולה שלא מטופל" calcext:value-type="string">
            <text:p>קוד פעולה ש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KNOWN IN PRINT&quot;)" office:value-type="string" office:string-value="OP IS NOT KNOWN IN PRINT" calcext:value-type="string">
            <text:p>OP IS NOT KNOWN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ביטול סביבת הסביבה" calcext:value-type="string">
            <text:p>ביטול סביבת הסביבה</text:p>
          </table:table-cell>
          <table:table-cell table:style-name="ce8" table:formula="of:=IFERROR(__xludf.dummyfunction(&quot;upper(googletranslate(A80,$A$1,&quot;&quot;en&quot;&quot;))&quot;);&quot;CANCELLATION OF THE ENVIRONMENT&quot;)" office:value-type="string" office:string-value="CANCELLATION OF THE ENVIRONMENT" calcext:value-type="string">
            <text:p>CANCELLATION OF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ביטול סביבת הסביבה&quot;)" office:value-type="string" office:string-value="ביטול סביבת הסביבה" calcext:value-type="string">
            <text:p>ביטול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1,$A$1,&quot;&quot;en&quot;&quot;))&quot;);&quot;INFORMATION BETWEEN A VARIABLE / ARRAY SETTING&quot;)" office:value-type="string" office:string-value="INFORMATION BETWEEN A VARIABLE / ARRAY SETTING" calcext:value-type="string">
            <text:p>INFORMATION BETWEEN A VARIABLE / ARRAY SETT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LATER&quot;)" office:value-type="string" office:string-value="LATER" calcext:value-type="string">
            <text:p>LATER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INSTRUITA OPERACIO" calcext:value-type="string">
            <text:p>NEINSTRUITA OPERACIO</text:p>
          </table:table-cell>
          <table:table-cell table:style-name="ce8" table:formula="of:=IFERROR(__xludf.dummyfunction(&quot;upper(googletranslate(A66,$A$1,&quot;&quot;en&quot;&quot;))&quot;);&quot;UNINTERIBUTED OPERATION&quot;)" office:value-type="string" office:string-value="UNINTERIBUTED OPERATION" calcext:value-type="string">
            <text:p>UNINTERIBU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EINSTRUITA OPERACIO&quot;)" office:value-type="string" office:string-value="NEINSTRUITA OPERACIO" calcext:value-type="string">
            <text:p>NEINSTRUI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FUNKCIA DIFINO" calcext:value-type="string">
            <text:p>NE REKONITA FUNKCI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WA" calcext:value-type="string">
            <text:p>KWA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19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DERFER" calcext:value-type="string">
            <text:p>UINGIZAJI WA DATA UNDERFER</text:p>
          </table:table-cell>
          <table:table-cell table:style-name="ce8" table:formula="of:=IFERROR(__xludf.dummyfunction(&quot;upper(googletranslate(A45,$A$1,&quot;&quot;en&quot;&quot;))&quot;);&quot;UNDERFER DATA REPLACEMENT&quot;)" office:value-type="string" office:string-value="UNDERFER DATA REPLACEMENT" calcext:value-type="string">
            <text:p>UNDERFER DATA REPLACE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DERFER&quot;)" office:value-type="string" office:string-value="UINGIZAJI WA DATA UNDERFER" calcext:value-type="string">
            <text:p>UINGIZAJI WA DATA UNDERFE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6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YA KAZI ISIYOJULIKANA" calcext:value-type="string">
            <text:p>UFAFANUZI WA KAZI Y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ANONYMOUS&quot;)" office:value-type="string" office:string-value="A VARIETY OF DISTINGUISHED ANONYMOUS" calcext:value-type="string">
            <text:p>A VARIETY OF DISTINGUISHED ANONYMOU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LAYER&quot;)" office:value-type="string" office:string-value="FLEXIBILITY IS NOT A LAYER" calcext:value-type="string">
            <text:p>FLEXIBILITY IS NOT A LAYER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SA" calcext:value-type="string">
            <text:p>SA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8" table:formula="of:=IFERROR(__xludf.dummyfunction(&quot;upper(googletranslate(A70,$A$1,&quot;&quot;en&quot;&quot;))&quot;);&quot;UNKNOWN MEANING OF OCCUPATION&quot;)" office:value-type="string" office:string-value="UNKNOWN MEANING OF OCCUPATION" calcext:value-type="string">
            <text:p>UNKNOWN MEANING OF OCCUPA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KNOWN OP IN PRINT&quot;)" office:value-type="string" office:string-value="UNKNOWN OP IN PRINT" calcext:value-type="string">
            <text:p>UNKNOWN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UNKNOWN OPERATION OF MATHEMATICS FAIR&quot;)" office:value-type="string" office:string-value="UNKNOWN OPERATION OF MATHEMATICS FAIR" calcext:value-type="string">
            <text:p>UNKNOWN OPERATION OF MATHEMATICS FAIR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E&quot;)" office:value-type="string" office:string-value="INFINITE" calcext:value-type="string">
            <text:p>INFINI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NGE&quot;)" office:value-type="string" office:string-value="STRANGE" calcext:value-type="string">
            <text:p>STRANGE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پڑھتا ہے" calcext:value-type="string">
            <text:p>ڈیٹا انڈر فلو پڑھتا ہے</text:p>
          </table:table-cell>
          <table:table-cell table:style-name="ce8" table:formula="of:=IFERROR(__xludf.dummyfunction(&quot;upper(googletranslate(A46,$A$1,&quot;&quot;en&quot;&quot;))&quot;);&quot;READS DATA UNDER -FLU&quot;)" office:value-type="string" office:string-value="READS DATA UNDER -FLU" calcext:value-type="string">
            <text:p>READS DATA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پڑھتا ہے&quot;)" office:value-type="string" office:string-value="ڈیٹا انڈر فلو پڑھتا ہے" calcext:value-type="string">
            <text:p>ڈیٹا انڈر فل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3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4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8" table:formula="of:=IFERROR(__xludf.dummyfunction(&quot;upper(googletranslate(A58,$A$1,&quot;&quot;en&quot;&quot;))&quot;);&quot;NEXT FOR A LOOP WITH STRING VARIABLES&quot;)" office:value-type="string" office:string-value="NEXT FOR A LOOP WITH STRING VARIABLES" calcext:value-type="string">
            <text:p>NEXT FOR A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سٹرنگ متغیر کے ساتھ لوپ کے لئے اگلا&quot;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آپٹینڈ مماثل" calcext:value-type="string">
            <text:p>آپٹینڈ مماثل</text:p>
          </table:table-cell>
          <table:table-cell table:style-name="ce8" table:formula="of:=IFERROR(__xludf.dummyfunction(&quot;upper(googletranslate(A59,$A$1,&quot;&quot;en&quot;&quot;))&quot;);&quot;OPTAND MATCHING&quot;)" office:value-type="string" office:string-value="OPTAND MATCHING" calcext:value-type="string">
            <text:p>OPTAND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آپٹینڈ مماثل&quot;)" office:value-type="string" office:string-value="آپٹینڈ مماثل" calcext:value-type="string">
            <text:p>آپٹ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8" table:formula="of:=IFERROR(__xludf.dummyfunction(&quot;upper(googletranslate(A70,$A$1,&quot;&quot;en&quot;&quot;))&quot;);&quot;THE DEFINITION OF A NON -RECOGNIZED FUNCTION&quot;)" office:value-type="string" office:string-value="THE DEFINITION OF A NON -RECOGNIZED FUNCTION" calcext:value-type="string">
            <text:p>THE DEFINITION OF A NON -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عددی ریاضی کا آپریشن" calcext:value-type="string">
            <text:p>غیر تسلیم شدہ عددی ریاضی کا آپریشن</text:p>
          </table:table-cell>
          <table:table-cell table:style-name="ce8" table:formula="of:=IFERROR(__xludf.dummyfunction(&quot;upper(googletranslate(A74,$A$1,&quot;&quot;en&quot;&quot;))&quot;);&quot;OPERATION OF NON -RECOGNIZED NUMERIC MATH&quot;)" office:value-type="string" office:string-value="OPERATION OF NON -RECOGNIZED NUMERIC MATH" calcext:value-type="string">
            <text:p>OPERATION OF NON -RECOGNIZED NUMERIC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عددی ریاضی کا آپریشن&quot;)" office:value-type="string" office:string-value="غیر تسلیم شدہ عددی ریاضی کا آپریشن" calcext:value-type="string">
            <text:p>غیر تسلیم شدہ عدد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IS&quot;)" office:value-type="string" office:string-value="BASIS" calcext:value-type="string">
            <text:p>BASIS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NOTITIA" calcext:value-type="string">
            <text:p>NOTITIA</text:p>
          </table:table-cell>
          <table:table-cell table:style-name="ce8" table:formula="of:=IFERROR(__xludf.dummyfunction(&quot;upper(googletranslate(A7,$A$1,&quot;&quot;en&quot;&quot;))&quot;);&quot;INFORMATION&quot;)" office:value-type="string" office:string-value="INFORMATION" calcext:value-type="string">
            <text:p>INFORMATION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NOTITIA&quot;)" office:value-type="string" office:string-value="NOTITIA" calcext:value-type="string">
            <text:p>NOTITIA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C" calcext:value-type="string">
            <text:p>C</text:p>
          </table:table-cell>
          <table:table-cell table:style-name="ce8" table:formula="of:=IFERROR(__xludf.dummyfunction(&quot;upper(googletranslate(A9,$A$1,&quot;&quot;en&quot;&quot;))&quot;);&quot;C&quot;)" office:value-type="string" office:string-value="C" calcext:value-type="string">
            <text:p>C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C&quot;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CALIGO" calcext:value-type="string">
            <text:p>CALIGO</text:p>
          </table:table-cell>
          <table:table-cell table:style-name="ce8" table:formula="of:=IFERROR(__xludf.dummyfunction(&quot;upper(googletranslate(A10,$A$1,&quot;&quot;en&quot;&quot;))&quot;);&quot;FOG&quot;)" office:value-type="string" office:string-value="FOG" calcext:value-type="string">
            <text:p>FOG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CALIGO&quot;)" office:value-type="string" office:string-value="CALIGO" calcext:value-type="string">
            <text:p>CALIGO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FINIS" calcext:value-type="string">
            <text:p>FINI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IS&quot;)" office:value-type="string" office:string-value="FINIS" calcext:value-type="string">
            <text:p>FINIS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OPSTO" calcext:value-type="string">
            <text:p>OPSTO</text:p>
          </table:table-cell>
          <table:table-cell table:style-name="ce8" table:formula="of:=IFERROR(__xludf.dummyfunction(&quot;upper(googletranslate(A12,$A$1,&quot;&quot;en&quot;&quot;))&quot;);&quot;PASTE&quot;)" office:value-type="string" office:string-value="PASTE" calcext:value-type="string">
            <text:p>PAST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OPSTO&quot;)" office:value-type="string" office:string-value="OPSTO" calcext:value-type="string">
            <text:p>OPSTO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ENIM" calcext:value-type="string">
            <text:p>ENIM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ENIM&quot;)" office:value-type="string" office:string-value="ENIM" calcext:value-type="string">
            <text:p>ENIM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CAESIM" calcext:value-type="string">
            <text:p>CAESIM</text:p>
          </table:table-cell>
          <table:table-cell table:style-name="ce8" table:formula="of:=IFERROR(__xludf.dummyfunction(&quot;upper(googletranslate(A15,$A$1,&quot;&quot;en&quot;&quot;))&quot;);&quot;HACKING&quot;)" office:value-type="string" office:string-value="HACKING" calcext:value-type="string">
            <text:p>HACKING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CAESIM&quot;)" office:value-type="string" office:string-value="CAESIM" calcext:value-type="string">
            <text:p>CAESIM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FIAT" calcext:value-type="string">
            <text:p>FIAT</text:p>
          </table:table-cell>
          <table:table-cell table:style-name="ce8" table:formula="of:=IFERROR(__xludf.dummyfunction(&quot;upper(googletranslate(A19,$A$1,&quot;&quot;en&quot;&quot;))&quot;);&quot;BE&quot;)" office:value-type="string" office:string-value="BE" calcext:value-type="string">
            <text:p>B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FIAT&quot;)" office:value-type="string" office:string-value="FIAT" calcext:value-type="string">
            <text:p>FIAT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GUS" calcext:value-type="string">
            <text:p>LOGUS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US&quot;)" office:value-type="string" office:string-value="LOGUS" calcext:value-type="string">
            <text:p>LOGUS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DEINDE" calcext:value-type="string">
            <text:p>DEIND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DEINDE&quot;)" office:value-type="string" office:string-value="DEINDE" calcext:value-type="string">
            <text:p>DEINDE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IN" calcext:value-type="string">
            <text:p>I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IN&quot;)" office:value-type="string" office:string-value="IN" calcext:value-type="string">
            <text:p>IN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OPTIO" calcext:value-type="string">
            <text:p>OPTIO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&quot;)" office:value-type="string" office:string-value="OPTIO" calcext:value-type="string">
            <text:p>OPTIO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PRINT" calcext:value-type="string">
            <text:p>PRINT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INT&quot;)" office:value-type="string" office:string-value="PRINT" calcext:value-type="string">
            <text:p>PRINT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RAT" calcext:value-type="string">
            <text:p>RAT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&quot;)" office:value-type="string" office:string-value="RAT" calcext:value-type="string">
            <text:p>RAT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EGERE" calcext:value-type="string">
            <text:p>LEGE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ERE&quot;)" office:value-type="string" office:string-value="LEGERE" calcext:value-type="string">
            <text:p>LEGERE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USINESS&quot;)" office:value-type="string" office:string-value="BUSINESS" calcext:value-type="string">
            <text:p>BUSINES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RESTITUO" calcext:value-type="string">
            <text:p>RESTITUO</text:p>
          </table:table-cell>
          <table:table-cell table:style-name="ce8" table:formula="of:=IFERROR(__xludf.dummyfunction(&quot;upper(googletranslate(A29,$A$1,&quot;&quot;en&quot;&quot;))&quot;);&quot;RENOVATE&quot;)" office:value-type="string" office:string-value="RENOVATE" calcext:value-type="string">
            <text:p>RENOVAT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ITUO&quot;)" office:value-type="string" office:string-value="RESTITUO" calcext:value-type="string">
            <text:p>RESTITUO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REDITUS" calcext:value-type="string">
            <text:p>REDITUS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DITUS&quot;)" office:value-type="string" office:string-value="REDITUS" calcext:value-type="string">
            <text:p>REDITUS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PECCATUM" calcext:value-type="string">
            <text:p>PECCATUM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CATUM&quot;)" office:value-type="string" office:string-value="PECCATUM" calcext:value-type="string">
            <text:p>PECCATUM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GRADUS" calcext:value-type="string">
            <text:p>GRADUS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RADUS&quot;)" office:value-type="string" office:string-value="GRADUS" calcext:value-type="string">
            <text:p>GRADUS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PROHIBERE" calcext:value-type="string">
            <text:p>PROHIBERE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ROHIBERE&quot;)" office:value-type="string" office:string-value="PROHIBERE" calcext:value-type="string">
            <text:p>PROHIBERE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STRO" calcext:value-type="string">
            <text:p>STRO</text:p>
          </table:table-cell>
          <table:table-cell table:style-name="ce8" table:formula="of:=IFERROR(__xludf.dummyfunction(&quot;upper(googletranslate(A37,$A$1,&quot;&quot;en&quot;&quot;))&quot;);&quot;STRIP&quot;)" office:value-type="string" office:string-value="STRIP" calcext:value-type="string">
            <text:p>STRI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O&quot;)" office:value-type="string" office:string-value="STRO" calcext:value-type="string">
            <text:p>STRO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UT" calcext:value-type="string">
            <text:p>UT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UT&quot;)" office:value-type="string" office:string-value="UT" calcext:value-type="string">
            <text:p>UT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8" table:formula="of:=IFERROR(__xludf.dummyfunction(&quot;upper(googletranslate(A41,$A$1,&quot;&quot;en&quot;&quot;))&quot;);&quot;I HAVE A LANGUAGE GIVEN IN THE COMMAND LINE. WENT OUT.&quot;)" office:value-type="string" office:string-value="I HAVE A LANGUAGE GIVEN IN THE COMMAND LINE. WENT OUT." calcext:value-type="string">
            <text:p>I HAVE A LANGUAGE GIVEN IN THE COMMAND LINE. WENT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ORDINATA IAM DEFINED" calcext:value-type="string">
            <text:p>ORDINATA IAM DEFINED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ORDINATA IAM DEFINED&quot;)" office:value-type="string" office:string-value="ORDINATA IAM DEFINED" calcext:value-type="string">
            <text:p>ORDINATA IAM DEFINED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ORDINATA INDEX EXTRA TERMINOS" calcext:value-type="string">
            <text:p>ORDINATA INDEX EXTRA TERMINOS</text:p>
          </table:table-cell>
          <table:table-cell table:style-name="ce8" table:formula="of:=IFERROR(__xludf.dummyfunction(&quot;upper(googletranslate(A43,$A$1,&quot;&quot;en&quot;&quot;))&quot;);&quot;ARRAY INDEX OUTSIDE OF THE BOUNDARIES&quot;)" office:value-type="string" office:string-value="ARRAY INDEX OUTSIDE OF THE BOUNDARIES" calcext:value-type="string">
            <text:p>ARRAY INDEX OUTSIDE OF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POTEST OBVIUS DIRECTORY" calcext:value-type="string">
            <text:p>POTEST OBVIUS DIRECTORY</text:p>
          </table:table-cell>
          <table:table-cell table:style-name="ce8" table:formula="of:=IFERROR(__xludf.dummyfunction(&quot;upper(googletranslate(A44,$A$1,&quot;&quot;en&quot;&quot;))&quot;);&quot;CAN ACCESS DIRECTORY&quot;)" office:value-type="string" office:string-value="CAN ACCESS DIRECTORY" calcext:value-type="string">
            <text:p>CAN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POTEST OBVIUS DIRECTORY&quot;)" office:value-type="string" office:string-value="POTEST OBVIUS DIRECTORY" calcext:value-type="string">
            <text:p>POTEST OBVIUS DIRECTORY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READ UNDERFLOW" calcext:value-type="string">
            <text:p>DATA READ UNDERFLOW</text:p>
          </table:table-cell>
          <table:table-cell table:style-name="ce8" table:formula="of:=IFERROR(__xludf.dummyfunction(&quot;upper(googletranslate(A46,$A$1,&quot;&quot;en&quot;&quot;))&quot;);&quot;READ THE DATA UNDERFLOW&quot;)" office:value-type="string" office:string-value="READ THE DATA UNDERFLOW" calcext:value-type="string">
            <text:p>READ THE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READ UNDERFLOW&quot;)" office:value-type="string" office:string-value="DATA READ UNDERFLOW" calcext:value-type="string">
            <text:p>DATA READ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 EXOLVUNTUR INVENTA" calcext:value-type="string">
            <text:p>DEFINITIO EXOLVUNTUR INVENTA</text:p>
          </table:table-cell>
          <table:table-cell table:style-name="ce8" table:formula="of:=IFERROR(__xludf.dummyfunction(&quot;upper(googletranslate(A47,$A$1,&quot;&quot;en&quot;&quot;))&quot;);&quot;DEFINITION CYCLE WAS FOUND&quot;)" office:value-type="string" office:string-value="DEFINITION CYCLE WAS FOUND" calcext:value-type="string">
            <text:p>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AM VARIABILIS MULTIPLICENTUR DEFINED" calcext:value-type="string">
            <text:p>NAM VARIABILIS MULTIPLICENTUR DEFINED</text:p>
          </table:table-cell>
          <table:table-cell table:style-name="ce8" table:formula="of:=IFERROR(__xludf.dummyfunction(&quot;upper(googletranslate(A49,$A$1,&quot;&quot;en&quot;&quot;))&quot;);&quot;FOR VARIABLE MULTIPLIED DEFINED&quot;)" office:value-type="string" office:string-value="FOR VARIABLE MULTIPLIED DEFINED" calcext:value-type="string">
            <text:p>FOR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CTION DEFINITIONE DEFINITUR" calcext:value-type="string">
            <text:p>FUNCTION DEFINITIONE DEFINITUR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CTION DEFINITIO PARAMETCH MISMATCH" calcext:value-type="string">
            <text:p>FUNCTION DEFINITIO PARAMETCH MISMATCH</text:p>
          </table:table-cell>
          <table:table-cell table:style-name="ce8" table:formula="of:=IFERROR(__xludf.dummyfunction(&quot;upper(googletranslate(A51,$A$1,&quot;&quot;en&quot;&quot;))&quot;);&quot;FUNCTION DEFINITION PARAMETCH MISMATCH&quot;)" office:value-type="string" office:string-value="FUNCTION DEFINITION PARAMETCH MISMATCH" calcext:value-type="string">
            <text:p>FUNCTION DEFINITION PARAMETCH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ESSECTUS AMCFERO" calcext:value-type="string">
            <text:p>GESSECTUS AMCFERO</text:p>
          </table:table-cell>
          <table:table-cell table:style-name="ce8" table:formula="of:=IFERROR(__xludf.dummyfunction(&quot;upper(googletranslate(A52,$A$1,&quot;&quot;en&quot;&quot;))&quot;);&quot;AMCFERO GESSECTUS&quot;)" office:value-type="string" office:string-value="AMCFERO GESSECTUS" calcext:value-type="string">
            <text:p>AMCFERO GESSECTUS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ESSECTUS AMCFERO&quot;)" office:value-type="string" office:string-value="GESSECTUS AMCFERO" calcext:value-type="string">
            <text:p>GESSECTUS AMCFERO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ESSUB ACERVUS UNDERFLOW" calcext:value-type="string">
            <text:p>GESSUB ACERVUS UNDERFLOW</text:p>
          </table:table-cell>
          <table:table-cell table:style-name="ce8" table:formula="of:=IFERROR(__xludf.dummyfunction(&quot;upper(googletranslate(A53,$A$1,&quot;&quot;en&quot;&quot;))&quot;);&quot;GESSUB STACK UNDERFLOW&quot;)" office:value-type="string" office:string-value="GESSUB STACK UNDERFLOW" calcext:value-type="string">
            <text:p>GES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ESSUB ACERVUS UNDERFLOW&quot;)" office:value-type="string" office:string-value="GESSUB ACERVUS UNDERFLOW" calcext:value-type="string">
            <text:p>GESSUB ACERVUS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DE RANGE" calcext:value-type="string">
            <text:p>INDEX DE RANGE</text:p>
          </table:table-cell>
          <table:table-cell table:style-name="ce8" table:formula="of:=IFERROR(__xludf.dummyfunction(&quot;upper(googletranslate(A54,$A$1,&quot;&quot;en&quot;&quot;))&quot;);&quot;INDEX OF RANGE&quot;)" office:value-type="string" office:string-value="INDEX OF RANGE" calcext:value-type="string">
            <text:p>INDEX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DE RANGE&quot;)" office:value-type="string" office:string-value="INDEX DE RANGE" calcext:value-type="string">
            <text:p>INDEX DE RANG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PITTACIUM IAM DEFINED" calcext:value-type="string">
            <text:p>PITTACIUM IAM DEFINED</text:p>
          </table:table-cell>
          <table:table-cell table:style-name="ce8" table:formula="of:=IFERROR(__xludf.dummyfunction(&quot;upper(googletranslate(A55,$A$1,&quot;&quot;en&quot;&quot;))&quot;);&quot;LABEL HAS BEEN DEFINED&quot;)" office:value-type="string" office:string-value="LABEL HAS BEEN DEFINED" calcext:value-type="string">
            <text:p>LABEL HAS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PITTACIUM IAM DEFINED&quot;)" office:value-type="string" office:string-value="PITTACIUM IAM DEFINED" calcext:value-type="string">
            <text:p>PITTACIUM IAM DEFINED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SINISTRAM / IUS OPERATIONEM MISMATCH" calcext:value-type="string">
            <text:p>SINISTRAM / IUS OPERATIONEM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NS INDEX" calcext:value-type="string">
            <text:p>NEGANS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NS INDEX&quot;)" office:value-type="string" office:string-value="NEGANS INDEX" calcext:value-type="string">
            <text:p>NEGANS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DEINDE IN PRO LOOP CUM FILUM VARIABILIS" calcext:value-type="string">
            <text:p>DEINDE IN PRO LOOP CUM FILUM VARIABILIS</text:p>
          </table:table-cell>
          <table:table-cell table:style-name="ce8" table:formula="of:=IFERROR(__xludf.dummyfunction(&quot;upper(googletranslate(A58,$A$1,&quot;&quot;en&quot;&quot;))&quot;);&quot;THEN IN FOR A LOOP WITH A STRING VARIABLE&quot;)" office:value-type="string" office:string-value="THEN IN FOR A LOOP WITH A STRING VARIABLE" calcext:value-type="string">
            <text:p>THEN IN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 POSTULAT A LINGUA" calcext:value-type="string">
            <text:p>OPTIO POSTULAT A LINGUA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 POSTULAT A LINGUA&quot;)" office:value-type="string" office:string-value="OPTIO POSTULAT A LINGUA" calcext:value-type="string">
            <text:p>OPTIO POSTULAT A LINGU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8" table:formula="of:=IFERROR(__xludf.dummyfunction(&quot;upper(googletranslate(A61,$A$1,&quot;&quot;en&quot;&quot;))&quot;);&quot;PLEASE CHECK THE LANGUAGE SETTINGS OR ENVIRONMENT VARIABLE&quot;)" office:value-type="string" office:string-value="PLEASE CHECK THE LANGUAGE SETTINGS OR ENVIRONMENT VARIABLE" calcext:value-type="string">
            <text:p>PLEASE CHECK THE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MATH MATH LOGICA ERROR" calcext:value-type="string">
            <text:p>MATH MATH LOGICA ERROR</text:p>
          </table:table-cell>
          <table:table-cell table:style-name="ce8" table:formula="of:=IFERROR(__xludf.dummyfunction(&quot;upper(googletranslate(A62,$A$1,&quot;&quot;en&quot;&quot;))&quot;);&quot;MATH MATH LOGIC ERROR&quot;)" office:value-type="string" office:string-value="MATH MATH LOGIC ERROR" calcext:value-type="string">
            <text:p>MATH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MATH MATH LOGICA ERROR&quot;)" office:value-type="string" office:string-value="MATH MATH LOGICA ERROR" calcext:value-type="string">
            <text:p>MATH MATH LOGICA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'NON APERIRE FILE" calcext:value-type="string">
            <text:p>'NON APERIRE FILE</text:p>
          </table:table-cell>
          <table:table-cell table:style-name="ce8" table:formula="of:=IFERROR(__xludf.dummyfunction(&quot;upper(googletranslate(A63,$A$1,&quot;&quot;en&quot;&quot;))&quot;);&quot;&quot;&quot;DON'T OPEN A FILE&quot;)" office:value-type="string" office:string-value="&quot;DON'T OPEN A FILE" calcext:value-type="string">
            <text:p>"DON'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'NON APERIRE FILE&quot;)" office:value-type="string" office:string-value="'NON APERIRE FILE" calcext:value-type="string">
            <text:p>'NON APERIRE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'NON APERIRE APERIRE FILE AD LECTIO" calcext:value-type="string">
            <text:p>'NON APERIRE APERIRE FILE AD LECTIO</text:p>
          </table:table-cell>
          <table:table-cell table:style-name="ce8" table:formula="of:=IFERROR(__xludf.dummyfunction(&quot;upper(googletranslate(A64,$A$1,&quot;&quot;en&quot;&quot;))&quot;);&quot;UNABLE TO OPEN A FILE TO OPENING&quot;)" office:value-type="string" office:string-value="UNABLE TO OPEN A FILE TO OPENING" calcext:value-type="string">
            <text:p>UNABLE TO OPEN A FILE TO OPEN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LABEL" calcext:value-type="string">
            <text:p>UNDEFINED LABEL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LABEL&quot;)" office:value-type="string" office:string-value="UNDEFINED LABEL" calcext:value-type="string">
            <text:p>UNDEFINED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RLED OPERATIO" calcext:value-type="string">
            <text:p>UNHARLED OPERATIO</text:p>
          </table:table-cell>
          <table:table-cell table:style-name="ce8" table:formula="of:=IFERROR(__xludf.dummyfunction(&quot;upper(googletranslate(A66,$A$1,&quot;&quot;en&quot;&quot;))&quot;);&quot;UNHARLED OPERATION&quot;)" office:value-type="string" office:string-value="UNHARLED OPERATION" calcext:value-type="string">
            <text:p>UNHAR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RLED OPERATIO&quot;)" office:value-type="string" office:string-value="UNHARLED OPERATIO" calcext:value-type="string">
            <text:p>UNHARLED OPERAT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RED OPERATIO CODICE" calcext:value-type="string">
            <text:p>UNHARED OPERATIO CODICE</text:p>
          </table:table-cell>
          <table:table-cell table:style-name="ce8" table:formula="of:=IFERROR(__xludf.dummyfunction(&quot;upper(googletranslate(A67,$A$1,&quot;&quot;en&quot;&quot;))&quot;);&quot;UNHARED ACTIVITY CODE&quot;)" office:value-type="string" office:string-value="UNHARED ACTIVITY CODE" calcext:value-type="string">
            <text:p>UNHARED ACTIVITY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RED OPERATIO CODICE&quot;)" office:value-type="string" office:string-value="UNHARED OPERATIO CODICE" calcext:value-type="string">
            <text:p>UNHARED OPERATIO CODIC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GNOTUM SI LABEL" calcext:value-type="string">
            <text:p>IGNOTUM SI LABEL</text:p>
          </table:table-cell>
          <table:table-cell table:style-name="ce8" table:formula="of:=IFERROR(__xludf.dummyfunction(&quot;upper(googletranslate(A68,$A$1,&quot;&quot;en&quot;&quot;))&quot;);&quot;IF THE UNKNOWN LABEL&quot;)" office:value-type="string" office:string-value="IF THE UNKNOWN LABEL" calcext:value-type="string">
            <text:p>IF THE UNKNOW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GNOTUM SI LABEL&quot;)" office:value-type="string" office:string-value="IGNOTUM SI LABEL" calcext:value-type="string">
            <text:p>IGNOTUM SI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DUPLEX DUPLICI MATH OPERANDI" calcext:value-type="string">
            <text:p>DUPLEX DUPLICI MATH OPERANDI</text:p>
          </table:table-cell>
          <table:table-cell table:style-name="ce8" table:formula="of:=IFERROR(__xludf.dummyfunction(&quot;upper(googletranslate(A69,$A$1,&quot;&quot;en&quot;&quot;))&quot;);&quot;DOUBLE MATH OPERATION&quot;)" office:value-type="string" office:string-value="DOUBLE MATH OPERATION" calcext:value-type="string">
            <text:p>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OGNITA MUNUS MUNUS DEFINITIO" calcext:value-type="string">
            <text:p>COGNITA MUNUS MUNUS DEFINITIO</text:p>
          </table:table-cell>
          <table:table-cell table:style-name="ce8" table:formula="of:=IFERROR(__xludf.dummyfunction(&quot;upper(googletranslate(A70,$A$1,&quot;&quot;en&quot;&quot;))&quot;);&quot;LEARNING THE FUNCTION OF THE FUNCTION OF THE DEFINITION&quot;)" office:value-type="string" office:string-value="LEARNING THE FUNCTION OF THE FUNCTION OF THE DEFINITION" calcext:value-type="string">
            <text:p>LEARNING THE FUNCTION OF THE FUNCTION OF THE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COGNITA MUNUS MUNUS DEFINITIO&quot;)" office:value-type="string" office:string-value="COGNITA MUNUS MUNUS DEFINITIO" calcext:value-type="string">
            <text:p>COGNITA MUNUS MUNUS DEFINITI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COGNITA GOSOB LABEL" calcext:value-type="string">
            <text:p>COGNITA GOSOB LABEL</text:p>
          </table:table-cell>
          <table:table-cell table:style-name="ce8" table:formula="of:=IFERROR(__xludf.dummyfunction(&quot;upper(googletranslate(A71,$A$1,&quot;&quot;en&quot;&quot;))&quot;);&quot;LEARNING GOSOB LABEL&quot;)" office:value-type="string" office:string-value="LEARNING GOSOB LABEL" calcext:value-type="string">
            <text:p>LEARNING GOSO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COGNITA GOSOB LABEL&quot;)" office:value-type="string" office:string-value="COGNITA GOSOB LABEL" calcext:value-type="string">
            <text:p>COGNITA GOSOB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COGNITA GATA LABEL" calcext:value-type="string">
            <text:p>COGNITA GATA LABEL</text:p>
          </table:table-cell>
          <table:table-cell table:style-name="ce8" table:formula="of:=IFERROR(__xludf.dummyfunction(&quot;upper(googletranslate(A72,$A$1,&quot;&quot;en&quot;&quot;))&quot;);&quot;LEARNING GATE LABEL&quot;)" office:value-type="string" office:string-value="LEARNING GATE LABEL" calcext:value-type="string">
            <text:p>LEARNING GATE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COGNITA GATA LABEL&quot;)" office:value-type="string" office:string-value="COGNITA GATA LABEL" calcext:value-type="string">
            <text:p>COGNITA GATA 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COGNITA INTEGER MATH OPERANDI" calcext:value-type="string">
            <text:p>COGNITA INTEGER MATH OPERANDI</text:p>
          </table:table-cell>
          <table:table-cell table:style-name="ce8" table:formula="of:=IFERROR(__xludf.dummyfunction(&quot;upper(googletranslate(A74,$A$1,&quot;&quot;en&quot;&quot;))&quot;);&quot;LEARNING AN ENTIRE MATH OPERATION&quot;)" office:value-type="string" office:string-value="LEARNING AN ENTIRE MATH OPERATION" calcext:value-type="string">
            <text:p>LEARNING AN ENTIRE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COGNITA MATH TYPE" calcext:value-type="string">
            <text:p>COGNITA MATH TYPE</text:p>
          </table:table-cell>
          <table:table-cell table:style-name="ce8" table:formula="of:=IFERROR(__xludf.dummyfunction(&quot;upper(googletranslate(A75,$A$1,&quot;&quot;en&quot;&quot;))&quot;);&quot;LEARNING MATH TYPE&quot;)" office:value-type="string" office:string-value="LEARNING MATH TYPE" calcext:value-type="string">
            <text:p>LEARNING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COGNITA MATH TYPE&quot;)" office:value-type="string" office:string-value="COGNITA MATH TYPE" calcext:value-type="string">
            <text:p>COGNITA MATH TYP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ATUIT NEXT VARIABILIS" calcext:value-type="string">
            <text:p>LATUIT NEXT VARIABILIS</text:p>
          </table:table-cell>
          <table:table-cell table:style-name="ce8" table:formula="of:=IFERROR(__xludf.dummyfunction(&quot;upper(googletranslate(A76,$A$1,&quot;&quot;en&quot;&quot;))&quot;);&quot;LONELY NON VARIABLE&quot;)" office:value-type="string" office:string-value="LONELY NON VARIABLE" calcext:value-type="string">
            <text:p>LONELY NON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ATUIT NEXT VARIABILIS&quot;)" office:value-type="string" office:string-value="LATUIT NEXT VARIABILIS" calcext:value-type="string">
            <text:p>LATUIT NEXT VARIABILIS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COGNITA OP IN PRINT" calcext:value-type="string">
            <text:p>COGNITA OP IN PRINT</text:p>
          </table:table-cell>
          <table:table-cell table:style-name="ce8" table:formula="of:=IFERROR(__xludf.dummyfunction(&quot;upper(googletranslate(A77,$A$1,&quot;&quot;en&quot;&quot;))&quot;);&quot;LEARNING OP IN PRINT&quot;)" office:value-type="string" office:string-value="LEARNING OP IN PRINT" calcext:value-type="string">
            <text:p>LEARNING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COGNITA OP IN PRINT&quot;)" office:value-type="string" office:string-value="COGNITA OP IN PRINT" calcext:value-type="string">
            <text:p>COGNITA OP I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COGNITA RATIONALIS MATH OPERANDI" calcext:value-type="string">
            <text:p>COGNITA RATIONALIS MATH OPERANDI</text:p>
          </table:table-cell>
          <table:table-cell table:style-name="ce8" table:formula="of:=IFERROR(__xludf.dummyfunction(&quot;upper(googletranslate(A78,$A$1,&quot;&quot;en&quot;&quot;))&quot;);&quot;LEARNING THE RATIONAL MATH OPERATION&quot;)" office:value-type="string" office:string-value="LEARNING THE RATIONAL MATH OPERATION" calcext:value-type="string">
            <text:p>LEARNING THE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COGNITA VARIABILIS TYPE" calcext:value-type="string">
            <text:p>COGNITA VARIABILIS TYPE</text:p>
          </table:table-cell>
          <table:table-cell table:style-name="ce8" table:formula="of:=IFERROR(__xludf.dummyfunction(&quot;upper(googletranslate(A79,$A$1,&quot;&quot;en&quot;&quot;))&quot;);&quot;LEARNING VARIABLE TYPE&quot;)" office:value-type="string" office:string-value="LEARNING VARIABLE TYPE" calcext:value-type="string">
            <text:p>LEARNING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COGNITA VARIABILIS TYPE&quot;)" office:value-type="string" office:string-value="COGNITA VARIABILIS TYPE" calcext:value-type="string">
            <text:p>COGNITA VARIABILIS TYP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ENVIRONMENT VARIABILIS" calcext:value-type="string">
            <text:p>UNSET ENVIRONMENT VARIABILIS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ILIS / ORDINATA DEFINITIO MISMATCH" calcext:value-type="string">
            <text:p>VARIABILIS / ORDINATA DEFINITIO MISMATCH</text:p>
          </table:table-cell>
          <table:table-cell table:style-name="ce8" table:formula="of:=IFERROR(__xludf.dummyfunction(&quot;upper(googletranslate(A81,$A$1,&quot;&quot;en&quot;&quot;))&quot;);&quot;VARIABLE / ORDAINED DEFINITION MISMATCH&quot;)" office:value-type="string" office:string-value="VARIABLE / ORDAINED DEFINITION MISMATCH" calcext:value-type="string">
            <text:p>VARIABLE / ORDAINED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ILIS DEFINED AS ORDINATA" calcext:value-type="string">
            <text:p>VARIABILIS DEFINED AS ORDINATA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ILIS DEFINED UT NONARRAY" calcext:value-type="string">
            <text:p>VARIABILIS DEFINED UT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ILIS HABET VALOREM" calcext:value-type="string">
            <text:p>VARIABILIS HABET VALOREM</text:p>
          </table:table-cell>
          <table:table-cell table:style-name="ce8" table:formula="of:=IFERROR(__xludf.dummyfunction(&quot;upper(googletranslate(A84,$A$1,&quot;&quot;en&quot;&quot;))&quot;);&quot;VARIABLE HAS A VALUE&quot;)" office:value-type="string" office:string-value="VARIABLE HAS A VALUE" calcext:value-type="string">
            <text:p>VARIABLE HAS A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ILIS HABET VALOREM&quot;)" office:value-type="string" office:string-value="VARIABILIS HABET VALOREM" calcext:value-type="string">
            <text:p>VARIABILIS HABET VALOREM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ILIS NON EST ORDINATA" calcext:value-type="string">
            <text:p>VARIABILIS NON EST ORDINATA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ILIS NON EST ORDINATA&quot;)" office:value-type="string" office:string-value="VARIABILIS NON EST ORDINATA" calcext:value-type="string">
            <text:p>VARIABILIS NON EST ORDINATA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I" calcext:value-type="string">
            <text:p>I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GWALLAU" calcext:value-type="string">
            <text:p>G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GWALLAU&quot;)" office:value-type="string" office:string-value="GWALLAU" calcext:value-type="string">
            <text:p>G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 WOKUSEBENZA" calcext:value-type="string">
            <text:p>UKUCHAZWA OKUNGAZIWA UMSEBENZI WOKUSEBENZA</text:p>
          </table:table-cell>
          <table:table-cell table:style-name="ce8" table:formula="of:=IFERROR(__xludf.dummyfunction(&quot;upper(googletranslate(A70,$A$1,&quot;&quot;en&quot;&quot;))&quot;);&quot;AN UNKNOWN DESCRIPTION WORKING WORK&quot;)" office:value-type="string" office:string-value="AN UNKNOWN DESCRIPTION WORKING WORK" calcext:value-type="string">
            <text:p>AN UNKNOWN DESCRIPTION WORKING WORK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פון" calcext:value-type="string">
            <text:p>פון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פון&quot;)" office:value-type="string" office:string-value="פון" calcext:value-type="string">
            <text:p>פון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ריוויינד" calcext:value-type="string">
            <text:p>ריוויינד</text:p>
          </table:table-cell>
          <table:table-cell table:style-name="ce8" table:formula="of:=IFERROR(__xludf.dummyfunction(&quot;upper(googletranslate(A29,$A$1,&quot;&quot;en&quot;&quot;))&quot;);&quot;REWIND&quot;)" office:value-type="string" office:string-value="REWIND" calcext:value-type="string">
            <text:p>REWIND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 table:style-name="ce1" office:value-type="string" calcext:value-type="string">
            <text:p>REWIND</text:p>
          </table:table-cell>
          <table:table-cell table:style-name="ce2" table:formula="of:=IFERROR(__xludf.dummyfunction(&quot;UPPER(GOOGLETRANSLATE(if(len(D29) &gt; 0, D29, C29),&quot;&quot;en&quot;&quot;,$A$1))&quot;);&quot;ריוויינד&quot;)" office:value-type="string" office:string-value="ריוויינד" calcext:value-type="string">
            <text:p>ריוויינד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style-name="ce8" table:formula="of:=IFERROR(__xludf.dummyfunction(&quot;upper(googletranslate(A70,$A$1,&quot;&quot;en&quot;&quot;))&quot;);&quot;UNRECOGNIZED FUNCTION FUNCTION DEFINITION&quot;)" office:value-type="string" office:string-value="UNRECOGNIZED FUNCTION FUNCTION DEFINITION" calcext:value-type="string">
            <text:p>UNRECOGNIZED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61" meta:object-count="0"/>
    <meta:generator>LibreOfficeDev/6.0.5.2$Linux_X86_64 LibreOffice_project/</meta:generator>
  </office:meta>
</office:document-meta>
</file>